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64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2" office:value-type="string" calcext:value-type="string">
            <text:p>card’s key</text:p>
          </table:table-cell>
          <table:table-cell table:style-name="ce2" office:value-type="string" calcext:value-type="string">
            <text:p>door’s key</text:p>
          </table:table-cell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table:style-name="ce1" office:value-type="string" calcext:value-type="string">
            <text:p>DivideVal</text:p>
          </table:table-cell>
          <table:table-cell table:number-columns-repeated="3" office:value-type="float" office:value="20201227" calcext:value-type="float">
            <text:p>20201227</text:p>
          </table:table-cell>
        </table:table-row>
        <table:table-row table:style-name="ro1">
          <table:table-cell table:style-name="ce1" office:value-type="string" calcext:value-type="string">
            <text:p>Subject Number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table:formula="of:=[.C16]" office:value-type="float" office:value="17807724" calcext:value-type="float">
            <text:p>17807724</text:p>
          </table:table-cell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B5]*[.B$3];[.B$2])" office:value-type="float" office:value="7" calcext:value-type="float">
            <text:p>7</text:p>
          </table:table-cell>
          <table:table-cell table:formula="of:=MOD([.C5]*[.C$3];[.C$2])" office:value-type="float" office:value="7" calcext:value-type="float">
            <text:p>7</text:p>
          </table:table-cell>
          <table:table-cell table:formula="of:=MOD([.D5]*[.D$3];[.D$2])" office:value-type="float" office:value="17807724" calcext:value-type="float">
            <text:p>17807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B6]*[.$B$3];[.$B$2])" office:value-type="float" office:value="49" calcext:value-type="float">
            <text:p>49</text:p>
          </table:table-cell>
          <table:table-cell table:formula="of:=MOD([.C6]*[.C$3];[.C$2])" office:value-type="float" office:value="49" calcext:value-type="float">
            <text:p>49</text:p>
          </table:table-cell>
          <table:table-cell table:formula="of:=MOD([.D6]*[.D$3];[.D$2])" office:value-type="float" office:value="10847306" calcext:value-type="float">
            <text:p>10847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B7]*[.$B$3];[.$B$2])" office:value-type="float" office:value="343" calcext:value-type="float">
            <text:p>343</text:p>
          </table:table-cell>
          <table:table-cell table:formula="of:=MOD([.C7]*[.C$3];[.C$2])" office:value-type="float" office:value="343" calcext:value-type="float">
            <text:p>343</text:p>
          </table:table-cell>
          <table:table-cell table:formula="of:=MOD([.D7]*[.D$3];[.D$2])" office:value-type="float" office:value="1914476" calcext:value-type="float">
            <text:p>1914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B8]*[.$B$3];[.$B$2])" office:value-type="float" office:value="2401" calcext:value-type="float">
            <text:p>2401</text:p>
          </table:table-cell>
          <table:table-cell table:formula="of:=MOD([.C8]*[.C$3];[.C$2])" office:value-type="float" office:value="2401" calcext:value-type="float">
            <text:p>2401</text:p>
          </table:table-cell>
          <table:table-cell table:formula="of:=MOD([.D8]*[.D$3];[.D$2])" office:value-type="float" office:value="874663" calcext:value-type="float">
            <text:p>874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B9]*[.$B$3];[.$B$2])" office:value-type="float" office:value="16807" calcext:value-type="float">
            <text:p>16807</text:p>
          </table:table-cell>
          <table:table-cell table:formula="of:=MOD([.C9]*[.C$3];[.C$2])" office:value-type="float" office:value="16807" calcext:value-type="float">
            <text:p>16807</text:p>
          </table:table-cell>
          <table:table-cell table:formula="of:=MOD([.D9]*[.D$3];[.D$2])" office:value-type="float" office:value="5243202" calcext:value-type="float">
            <text:p>5243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B10]*[.$B$3];[.$B$2])" office:value-type="float" office:value="117649" calcext:value-type="float">
            <text:p>117649</text:p>
          </table:table-cell>
          <table:table-cell table:formula="of:=MOD([.C10]*[.C$3];[.C$2])" office:value-type="float" office:value="117649" calcext:value-type="float">
            <text:p>117649</text:p>
          </table:table-cell>
          <table:table-cell table:formula="of:=MOD([.D10]*[.D$3];[.D$2])" office:value-type="float" office:value="8733831" calcext:value-type="float">
            <text:p>87338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B11]*[.$B$3];[.$B$2])" office:value-type="float" office:value="823543" calcext:value-type="float">
            <text:p>823543</text:p>
          </table:table-cell>
          <table:table-cell table:formula="of:=MOD([.C11]*[.C$3];[.C$2])" office:value-type="float" office:value="823543" calcext:value-type="float">
            <text:p>823543</text:p>
          </table:table-cell>
          <table:table-cell table:formula="of:=MOD([.D11]*[.D$3];[.D$2])" office:value-type="float" office:value="1213104" calcext:value-type="float">
            <text:p>1213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MOD([.B12]*[.$B$3];[.$B$2])" office:value-type="float" office:value="5764801" calcext:value-type="float">
            <text:p>5764801</text:p>
          </table:table-cell>
          <table:table-cell table:formula="of:=MOD([.C12]*[.C$3];[.C$2])" office:value-type="float" office:value="5764801" calcext:value-type="float">
            <text:p>5764801</text:p>
          </table:table-cell>
          <table:table-cell table:style-name="ce5" table:formula="of:=MOD([.D12]*[.D$3];[.D$2])" office:value-type="float" office:value="14897079" calcext:value-type="float">
            <text:p>14897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MOD([.C13]*[.C$3];[.C$2])" office:value-type="float" office:value="20152380" calcext:value-type="float">
            <text:p>20152380</text:p>
          </table:table-cell>
          <table:table-cell table:formula="of:=MOD([.D13]*[.D$3];[.D$2])" office:value-type="float" office:value="12841067" calcext:value-type="float">
            <text:p>12841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MOD([.C14]*[.C$3];[.C$2])" office:value-type="float" office:value="19859298" calcext:value-type="float">
            <text:p>19859298</text:p>
          </table:table-cell>
          <table:table-cell table:formula="of:=MOD([.D14]*[.D$3];[.D$2])" office:value-type="float" office:value="4230222" calcext:value-type="float">
            <text:p>4230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4" table:formula="of:=MOD([.C15]*[.C$3];[.C$2])" office:value-type="float" office:value="17807724" calcext:value-type="float">
            <text:p>17807724</text:p>
          </table:table-cell>
          <table:table-cell table:formula="of:=MOD([.D15]*[.D$3];[.D$2])" office:value-type="float" office:value="7937004" calcext:value-type="float">
            <text:p>79370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oop len = 8</text:p>
          </table:table-cell>
          <table:table-cell office:value-type="string" calcext:value-type="string">
            <text:p>Loop len = 11</text:p>
          </table:table-cell>
          <table:table-cell/>
        </table:table-row>
        <table:table-row table:style-name="ro1" table:number-rows-repeated="20">
          <table:table-cell table:number-columns-repeated="4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table:style-name="ce1" office:value-type="string" calcext:value-type="string">
            <text:p>DivideVal</text:p>
          </table:table-cell>
          <table:table-cell table:number-columns-repeated="3" office:value-type="float" office:value="20201227" calcext:value-type="float">
            <text:p>20201227</text:p>
          </table:table-cell>
        </table:table-row>
        <table:table-row table:style-name="ro1">
          <table:table-cell table:style-name="ce1" office:value-type="string" calcext:value-type="string">
            <text:p>Subject Number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table:formula="of:=[.C16]" office:value-type="float" office:value="17807724" calcext:value-type="float">
            <text:p>17807724</text:p>
          </table:table-cell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MOD([.D5]*[.D$3];[.D$2])" office:value-type="float" office:value="17807724" calcext:value-type="float">
            <text:p>17807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MOD([.D6]*[.D$3];[.D$2])" office:value-type="float" office:value="10847306" calcext:value-type="float">
            <text:p>10847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43" calcext:value-type="float">
            <text:p>343</text:p>
          </table:table-cell>
          <table:table-cell table:formula="of:=MOD([.D7]*[.D$3];[.D$2])" office:value-type="float" office:value="1914476" calcext:value-type="float">
            <text:p>1914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401" calcext:value-type="float">
            <text:p>2401</text:p>
          </table:table-cell>
          <table:table-cell table:formula="of:=MOD([.D8]*[.D$3];[.D$2])" office:value-type="float" office:value="874663" calcext:value-type="float">
            <text:p>874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807" calcext:value-type="float">
            <text:p>16807</text:p>
          </table:table-cell>
          <table:table-cell table:formula="of:=MOD([.D9]*[.D$3];[.D$2])" office:value-type="float" office:value="5243202" calcext:value-type="float">
            <text:p>5243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7649" calcext:value-type="float">
            <text:p>117649</text:p>
          </table:table-cell>
          <table:table-cell table:formula="of:=MOD([.D10]*[.D$3];[.D$2])" office:value-type="float" office:value="8733831" calcext:value-type="float">
            <text:p>87338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23543" calcext:value-type="float">
            <text:p>823543</text:p>
          </table:table-cell>
          <table:table-cell table:formula="of:=MOD([.D11]*[.D$3];[.D$2])" office:value-type="float" office:value="1213104" calcext:value-type="float">
            <text:p>1213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764801" calcext:value-type="float">
            <text:p>5764801</text:p>
          </table:table-cell>
          <table:table-cell table:style-name="ce5" table:formula="of:=MOD([.D12]*[.D$3];[.D$2])" office:value-type="float" office:value="14897079" calcext:value-type="float">
            <text:p>14897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0152380" calcext:value-type="float">
            <text:p>20152380</text:p>
          </table:table-cell>
          <table:table-cell table:formula="of:=MOD([.D13]*[.D$3];[.D$2])" office:value-type="float" office:value="12841067" calcext:value-type="float">
            <text:p>12841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9859298" calcext:value-type="float">
            <text:p>19859298</text:p>
          </table:table-cell>
          <table:table-cell table:formula="of:=MOD([.D14]*[.D$3];[.D$2])" office:value-type="float" office:value="4230222" calcext:value-type="float">
            <text:p>4230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7807724" calcext:value-type="float">
            <text:p>17807724</text:p>
          </table:table-cell>
          <table:table-cell table:formula="of:=MOD([.D15]*[.D$3];[.D$2])" office:value-type="float" office:value="7937004" calcext:value-type="float">
            <text:p>7937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446706" calcext:value-type="float">
            <text:p>34467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925715" calcext:value-type="float">
            <text:p>39257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278778" calcext:value-type="float">
            <text:p>72787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548992" calcext:value-type="float">
            <text:p>105489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239263" calcext:value-type="float">
            <text:p>132392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1869933" calcext:value-type="float">
            <text:p>118699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284623" calcext:value-type="float">
            <text:p>228462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5992361" calcext:value-type="float">
            <text:p>159923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940392" calcext:value-type="float">
            <text:p>109403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5979063" calcext:value-type="float">
            <text:p>1597906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847306" calcext:value-type="float">
            <text:p>108473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327461" calcext:value-type="float">
            <text:p>153274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6286092" calcext:value-type="float">
            <text:p>62860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600190" calcext:value-type="float">
            <text:p>360019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000103" calcext:value-type="float">
            <text:p>500010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4799494" calcext:value-type="float">
            <text:p>147994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590323" calcext:value-type="float">
            <text:p>25903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8132261" calcext:value-type="float">
            <text:p>181322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718465" calcext:value-type="float">
            <text:p>57184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9828028" calcext:value-type="float">
            <text:p>198280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7588834" calcext:value-type="float">
            <text:p>1758883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914476" calcext:value-type="float">
            <text:p>19144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3401332" calcext:value-type="float">
            <text:p>134013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3004416" calcext:value-type="float">
            <text:p>130044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0226004" calcext:value-type="float">
            <text:p>1022600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0978347" calcext:value-type="float">
            <text:p>1097834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6244748" calcext:value-type="float">
            <text:p>1624474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2707101" calcext:value-type="float">
            <text:p>127071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8144799" calcext:value-type="float">
            <text:p>814479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6611139" calcext:value-type="float">
            <text:p>1661113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271838" calcext:value-type="float">
            <text:p>1527183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5896731" calcext:value-type="float">
            <text:p>589673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874663" calcext:value-type="float">
            <text:p>8746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6122641" calcext:value-type="float">
            <text:p>612264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456033" calcext:value-type="float">
            <text:p>245603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7192231" calcext:value-type="float">
            <text:p>1719223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9339482" calcext:value-type="float">
            <text:p>1933948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4169012" calcext:value-type="float">
            <text:p>141690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8378176" calcext:value-type="float">
            <text:p>1837817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7439870" calcext:value-type="float">
            <text:p>743987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1676636" calcext:value-type="float">
            <text:p>1167663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931544" calcext:value-type="float">
            <text:p>9315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6520808" calcext:value-type="float">
            <text:p>652080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243202" calcext:value-type="float">
            <text:p>524320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6501187" calcext:value-type="float">
            <text:p>165011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4502174" calcext:value-type="float">
            <text:p>1450217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09083" calcext:value-type="float">
            <text:p>5090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563581" calcext:value-type="float">
            <text:p>356358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743840" calcext:value-type="float">
            <text:p>474384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3005653" calcext:value-type="float">
            <text:p>1300565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0234663" calcext:value-type="float">
            <text:p>102346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1038960" calcext:value-type="float">
            <text:p>1103896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6669039" calcext:value-type="float">
            <text:p>1666903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677138" calcext:value-type="float">
            <text:p>1567713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8733831" calcext:value-type="float">
            <text:p>873383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33136" calcext:value-type="float">
            <text:p>53313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731952" calcext:value-type="float">
            <text:p>373195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5922437" calcext:value-type="float">
            <text:p>59224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54605" calcext:value-type="float">
            <text:p>105460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82235" calcext:value-type="float">
            <text:p>738223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1273191" calcext:value-type="float">
            <text:p>1127319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8308656" calcext:value-type="float">
            <text:p>1830865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6953230" calcext:value-type="float">
            <text:p>695323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8270156" calcext:value-type="float">
            <text:p>827015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88638" calcext:value-type="float">
            <text:p>1748863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213104" calcext:value-type="float">
            <text:p>121310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8491728" calcext:value-type="float">
            <text:p>84917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9039642" calcext:value-type="float">
            <text:p>1903964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2070132" calcext:value-type="float">
            <text:p>1207013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686016" calcext:value-type="float">
            <text:p>36860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600885" calcext:value-type="float">
            <text:p>560088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9004968" calcext:value-type="float">
            <text:p>1900496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1827414" calcext:value-type="float">
            <text:p>118274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986990" calcext:value-type="float">
            <text:p>198699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3908930" calcext:value-type="float">
            <text:p>1390893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557602" calcext:value-type="float">
            <text:p>1655760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4897079" calcext:value-type="float">
            <text:p>1489707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273418" calcext:value-type="float">
            <text:p>32734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2712699" calcext:value-type="float">
            <text:p>271269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8988893" calcext:value-type="float">
            <text:p>189888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1714889" calcext:value-type="float">
            <text:p>1171488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199315" calcext:value-type="float">
            <text:p>119931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8395205" calcext:value-type="float">
            <text:p>83952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8363981" calcext:value-type="float">
            <text:p>1836398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340505" calcext:value-type="float">
            <text:p>73405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0981081" calcext:value-type="float">
            <text:p>1098108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6263886" calcext:value-type="float">
            <text:p>162638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2841067" calcext:value-type="float">
            <text:p>128410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082561" calcext:value-type="float">
            <text:p>908256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2974246" calcext:value-type="float">
            <text:p>297424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618495" calcext:value-type="float">
            <text:p>61849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4329465" calcext:value-type="float">
            <text:p>432946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0105028" calcext:value-type="float">
            <text:p>101050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131515" calcext:value-type="float">
            <text:p>1013151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0316924" calcext:value-type="float">
            <text:p>1031692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1614787" calcext:value-type="float">
            <text:p>1161478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498601" calcext:value-type="float">
            <text:p>49860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490207" calcext:value-type="float">
            <text:p>349020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230222" calcext:value-type="float">
            <text:p>423022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9410327" calcext:value-type="float">
            <text:p>941032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268608" calcext:value-type="float">
            <text:p>526860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6679029" calcext:value-type="float">
            <text:p>1667902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5747068" calcext:value-type="float">
            <text:p>1574706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9223341" calcext:value-type="float">
            <text:p>922334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3959706" calcext:value-type="float">
            <text:p>39597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7516715" calcext:value-type="float">
            <text:p>751671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2214551" calcext:value-type="float">
            <text:p>1221455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4696949" calcext:value-type="float">
            <text:p>469694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2677416" calcext:value-type="float">
            <text:p>126774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7937004" calcext:value-type="float">
            <text:p>793700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5156574" calcext:value-type="float">
            <text:p>1515657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5089883" calcext:value-type="float">
            <text:p>508988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427954" calcext:value-type="float">
            <text:p>1542795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6989543" calcext:value-type="float">
            <text:p>698954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8524347" calcext:value-type="float">
            <text:p>852434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9267975" calcext:value-type="float">
            <text:p>192679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3668463" calcext:value-type="float">
            <text:p>1366846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4874333" calcext:value-type="float">
            <text:p>1487433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3114196" calcext:value-type="float">
            <text:p>311419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598145" calcext:value-type="float">
            <text:p>159814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187015" calcext:value-type="float">
            <text:p>1118701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7705424" calcext:value-type="float">
            <text:p>177054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2730606" calcext:value-type="float">
            <text:p>273060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9114242" calcext:value-type="float">
            <text:p>1911424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2592332" calcext:value-type="float">
            <text:p>1259233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7341416" calcext:value-type="float">
            <text:p>73414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0987458" calcext:value-type="float">
            <text:p>1098745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6308525" calcext:value-type="float">
            <text:p>163085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3153540" calcext:value-type="float">
            <text:p>131535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1269872" calcext:value-type="float">
            <text:p>1126987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8285423" calcext:value-type="float">
            <text:p>1828542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6790599" calcext:value-type="float">
            <text:p>679059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7131739" calcext:value-type="float">
            <text:p>713173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9519719" calcext:value-type="float">
            <text:p>951971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6034352" calcext:value-type="float">
            <text:p>603435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838010" calcext:value-type="float">
            <text:p>183801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2866070" calcext:value-type="float">
            <text:p>1286607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9257582" calcext:value-type="float">
            <text:p>92575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199393" calcext:value-type="float">
            <text:p>419939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194524" calcext:value-type="float">
            <text:p>919452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3757987" calcext:value-type="float">
            <text:p>375798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6104682" calcext:value-type="float">
            <text:p>610468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330320" calcext:value-type="float">
            <text:p>233032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6312240" calcext:value-type="float">
            <text:p>1631224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13179545" calcext:value-type="float">
            <text:p>1317954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11451907" calcext:value-type="float">
            <text:p>1145190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19559668" calcext:value-type="float">
            <text:p>1955966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5710314" calcext:value-type="float">
            <text:p>1571031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8966063" calcext:value-type="float">
            <text:p>896606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158760" calcext:value-type="float">
            <text:p>215876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5111320" calcext:value-type="float">
            <text:p>1511132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4773105" calcext:value-type="float">
            <text:p>477310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3210508" calcext:value-type="float">
            <text:p>1321050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11668648" calcext:value-type="float">
            <text:p>1166864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75628" calcext:value-type="float">
            <text:p>87562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6129396" calcext:value-type="float">
            <text:p>612939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2503318" calcext:value-type="float">
            <text:p>250331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7523226" calcext:value-type="float">
            <text:p>1752322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455220" calcext:value-type="float">
            <text:p>145522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0186540" calcext:value-type="float">
            <text:p>1018654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0702099" calcext:value-type="float">
            <text:p>1070209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14311012" calcext:value-type="float">
            <text:p>1431101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19372176" calcext:value-type="float">
            <text:p>1937217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4397870" calcext:value-type="float">
            <text:p>1439787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19980182" calcext:value-type="float">
            <text:p>1998018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18653912" calcext:value-type="float">
            <text:p>1865391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9370022" calcext:value-type="float">
            <text:p>937002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4986473" calcext:value-type="float">
            <text:p>498647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4704084" calcext:value-type="float">
            <text:p>1470408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922453" calcext:value-type="float">
            <text:p>192245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3457171" calcext:value-type="float">
            <text:p>1345717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3395289" calcext:value-type="float">
            <text:p>1339528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2962115" calcext:value-type="float">
            <text:p>1296211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9929897" calcext:value-type="float">
            <text:p>992989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8905598" calcext:value-type="float">
            <text:p>890559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735505" calcext:value-type="float">
            <text:p>173550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2148535" calcext:value-type="float">
            <text:p>1214853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4234837" calcext:value-type="float">
            <text:p>423483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9442632" calcext:value-type="float">
            <text:p>944263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494743" calcext:value-type="float">
            <text:p>54947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8261974" calcext:value-type="float">
            <text:p>1826197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6626456" calcext:value-type="float">
            <text:p>662645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982738" calcext:value-type="float">
            <text:p>598273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476712" calcext:value-type="float">
            <text:p>147671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0336984" calcext:value-type="float">
            <text:p>1033698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11755207" calcext:value-type="float">
            <text:p>1175520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481541" calcext:value-type="float">
            <text:p>148154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0370787" calcext:value-type="float">
            <text:p>103707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1991828" calcext:value-type="float">
            <text:p>1199182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3137888" calcext:value-type="float">
            <text:p>313788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763989" calcext:value-type="float">
            <text:p>176398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2347923" calcext:value-type="float">
            <text:p>1234792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5630553" calcext:value-type="float">
            <text:p>563055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9212644" calcext:value-type="float">
            <text:p>1921264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3281146" calcext:value-type="float">
            <text:p>1328114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2163114" calcext:value-type="float">
            <text:p>1216311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336890" calcext:value-type="float">
            <text:p>433689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10157003" calcext:value-type="float">
            <text:p>1015700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0495340" calcext:value-type="float">
            <text:p>1049534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12863699" calcext:value-type="float">
            <text:p>1286369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9240985" calcext:value-type="float">
            <text:p>924098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4083214" calcext:value-type="float">
            <text:p>408321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8381271" calcext:value-type="float">
            <text:p>838127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8266443" calcext:value-type="float">
            <text:p>1826644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6657739" calcext:value-type="float">
            <text:p>665773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6201719" calcext:value-type="float">
            <text:p>62017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009579" calcext:value-type="float">
            <text:p>300957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865826" calcext:value-type="float">
            <text:p>86582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6060782" calcext:value-type="float">
            <text:p>606078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023020" calcext:value-type="float">
            <text:p>202302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4161140" calcext:value-type="float">
            <text:p>1416114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18323072" calcext:value-type="float">
            <text:p>1832307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7054142" calcext:value-type="float">
            <text:p>705414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8976540" calcext:value-type="float">
            <text:p>897654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232099" calcext:value-type="float">
            <text:p>223209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5624693" calcext:value-type="float">
            <text:p>1562469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8366716" calcext:value-type="float">
            <text:p>836671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8164558" calcext:value-type="float">
            <text:p>181645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5944544" calcext:value-type="float">
            <text:p>594454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209354" calcext:value-type="float">
            <text:p>120935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8465478" calcext:value-type="float">
            <text:p>846547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8855892" calcext:value-type="float">
            <text:p>1885589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0783882" calcext:value-type="float">
            <text:p>1078388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4883493" calcext:value-type="float">
            <text:p>1488349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3178316" calcext:value-type="float">
            <text:p>31783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2046985" calcext:value-type="float">
            <text:p>204698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4328895" calcext:value-type="float">
            <text:p>1432889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9497357" calcext:value-type="float">
            <text:p>1949735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5274137" calcext:value-type="float">
            <text:p>1527413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5912824" calcext:value-type="float">
            <text:p>591282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987314" calcext:value-type="float">
            <text:p>98731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6911198" calcext:value-type="float">
            <text:p>691119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7975932" calcext:value-type="float">
            <text:p>797593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5429070" calcext:value-type="float">
            <text:p>1542907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6997355" calcext:value-type="float">
            <text:p>699735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8579031" calcext:value-type="float">
            <text:p>857903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9650763" calcext:value-type="float">
            <text:p>1965076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6347979" calcext:value-type="float">
            <text:p>163479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3429718" calcext:value-type="float">
            <text:p>134297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3203118" calcext:value-type="float">
            <text:p>1320311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1616918" calcext:value-type="float">
            <text:p>1161691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513518" calcext:value-type="float">
            <text:p>51351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3594626" calcext:value-type="float">
            <text:p>359462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4961155" calcext:value-type="float">
            <text:p>49611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4526858" calcext:value-type="float">
            <text:p>1452685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681871" calcext:value-type="float">
            <text:p>6818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4773097" calcext:value-type="float">
            <text:p>477309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3210452" calcext:value-type="float">
            <text:p>1321045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11668256" calcext:value-type="float">
            <text:p>1166825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872884" calcext:value-type="float">
            <text:p>87288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6110188" calcext:value-type="float">
            <text:p>611018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2368862" calcext:value-type="float">
            <text:p>236886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16582034" calcext:value-type="float">
            <text:p>1658203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5068103" calcext:value-type="float">
            <text:p>1506810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4470586" calcext:value-type="float">
            <text:p>44705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1092875" calcext:value-type="float">
            <text:p>1109287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17046444" calcext:value-type="float">
            <text:p>1704644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8318973" calcext:value-type="float">
            <text:p>183189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7025449" calcext:value-type="float">
            <text:p>70254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8775689" calcext:value-type="float">
            <text:p>877568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826142" calcext:value-type="float">
            <text:p>8261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5782994" calcext:value-type="float">
            <text:p>578299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78504" calcext:value-type="float">
            <text:p>7850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549528" calcext:value-type="float">
            <text:p>5495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3846696" calcext:value-type="float">
            <text:p>384669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6725645" calcext:value-type="float">
            <text:p>67256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6677061" calcext:value-type="float">
            <text:p>667706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6336973" calcext:value-type="float">
            <text:p>633697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3956357" calcext:value-type="float">
            <text:p>395635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7493272" calcext:value-type="float">
            <text:p>749327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12050450" calcext:value-type="float">
            <text:p>1205045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548242" calcext:value-type="float">
            <text:p>35482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4636467" calcext:value-type="float">
            <text:p>463646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12254042" calcext:value-type="float">
            <text:p>1225404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4973386" calcext:value-type="float">
            <text:p>497338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14612475" calcext:value-type="float">
            <text:p>1461247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281190" calcext:value-type="float">
            <text:p>128119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8968330" calcext:value-type="float">
            <text:p>896833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174629" calcext:value-type="float">
            <text:p>217462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5222403" calcext:value-type="float">
            <text:p>1522240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5550686" calcext:value-type="float">
            <text:p>555068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18653575" calcext:value-type="float">
            <text:p>1865357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9367663" calcext:value-type="float">
            <text:p>936766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4969960" calcext:value-type="float">
            <text:p>496996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4588493" calcext:value-type="float">
            <text:p>1458849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1113316" calcext:value-type="float">
            <text:p>111331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7793212" calcext:value-type="float">
            <text:p>779321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4150030" calcext:value-type="float">
            <text:p>1415003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8245302" calcext:value-type="float">
            <text:p>1824530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6509752" calcext:value-type="float">
            <text:p>650975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5165810" calcext:value-type="float">
            <text:p>516581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15959443" calcext:value-type="float">
            <text:p>1595944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10709966" calcext:value-type="float">
            <text:p>1070996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14366081" calcext:value-type="float">
            <text:p>1436608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9757659" calcext:value-type="float">
            <text:p>1975765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7096251" calcext:value-type="float">
            <text:p>1709625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8667622" calcext:value-type="float">
            <text:p>1866762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9465992" calcext:value-type="float">
            <text:p>946599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5658263" calcext:value-type="float">
            <text:p>565826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9406614" calcext:value-type="float">
            <text:p>1940661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4638936" calcext:value-type="float">
            <text:p>1463893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466417" calcext:value-type="float">
            <text:p>146641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10264919" calcext:value-type="float">
            <text:p>1026491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1250752" calcext:value-type="float">
            <text:p>1125075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18151583" calcext:value-type="float">
            <text:p>1815158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5853719" calcext:value-type="float">
            <text:p>585371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573579" calcext:value-type="float">
            <text:p>57357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4015053" calcext:value-type="float">
            <text:p>401505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7904144" calcext:value-type="float">
            <text:p>790414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14926554" calcext:value-type="float">
            <text:p>14926554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3479743" calcext:value-type="float">
            <text:p>347974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4156974" calcext:value-type="float">
            <text:p>415697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8897591" calcext:value-type="float">
            <text:p>889759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679456" calcext:value-type="float">
            <text:p>167945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1756192" calcext:value-type="float">
            <text:p>1175619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1488436" calcext:value-type="float">
            <text:p>148843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0419052" calcext:value-type="float">
            <text:p>1041905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12329683" calcext:value-type="float">
            <text:p>1232968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5502873" calcext:value-type="float">
            <text:p>550287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18318884" calcext:value-type="float">
            <text:p>1831888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7024826" calcext:value-type="float">
            <text:p>702482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8771328" calcext:value-type="float">
            <text:p>877132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795615" calcext:value-type="float">
            <text:p>79561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5569305" calcext:value-type="float">
            <text:p>556930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8783908" calcext:value-type="float">
            <text:p>1878390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10279994" calcext:value-type="float">
            <text:p>1027999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1356277" calcext:value-type="float">
            <text:p>1135627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18890258" calcext:value-type="float">
            <text:p>1889025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11024444" calcext:value-type="float">
            <text:p>1102444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16567427" calcext:value-type="float">
            <text:p>1656742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4965854" calcext:value-type="float">
            <text:p>1496585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3754843" calcext:value-type="float">
            <text:p>375484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6082674" calcext:value-type="float">
            <text:p>608267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2176264" calcext:value-type="float">
            <text:p>217626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15233848" calcext:value-type="float">
            <text:p>1523384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5630801" calcext:value-type="float">
            <text:p>563080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19214380" calcext:value-type="float">
            <text:p>1921438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13293298" calcext:value-type="float">
            <text:p>1329329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12248178" calcext:value-type="float">
            <text:p>1224817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4932338" calcext:value-type="float">
            <text:p>493233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14325139" calcext:value-type="float">
            <text:p>1432513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9471065" calcext:value-type="float">
            <text:p>1947106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15090093" calcext:value-type="float">
            <text:p>1509009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4624516" calcext:value-type="float">
            <text:p>462451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12170385" calcext:value-type="float">
            <text:p>1217038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4387787" calcext:value-type="float">
            <text:p>438778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0513282" calcext:value-type="float">
            <text:p>1051328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12989293" calcext:value-type="float">
            <text:p>1298929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10120143" calcext:value-type="float">
            <text:p>1012014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10237320" calcext:value-type="float">
            <text:p>1023732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11057559" calcext:value-type="float">
            <text:p>1105755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16799232" calcext:value-type="float">
            <text:p>1679923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16588489" calcext:value-type="float">
            <text:p>165884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15113288" calcext:value-type="float">
            <text:p>1511328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4786881" calcext:value-type="float">
            <text:p>478688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3306940" calcext:value-type="float">
            <text:p>1330694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12343672" calcext:value-type="float">
            <text:p>1234367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5600796" calcext:value-type="float">
            <text:p>560079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9004345" calcext:value-type="float">
            <text:p>1900434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1823053" calcext:value-type="float">
            <text:p>118230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1956463" calcext:value-type="float">
            <text:p>195646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13695241" calcext:value-type="float">
            <text:p>1369524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15061779" calcext:value-type="float">
            <text:p>1506177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4426318" calcext:value-type="float">
            <text:p>442631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0782999" calcext:value-type="float">
            <text:p>1078299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14877312" calcext:value-type="float">
            <text:p>1487731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135049" calcext:value-type="float">
            <text:p>313504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1744116" calcext:value-type="float">
            <text:p>174411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12208812" calcext:value-type="float">
            <text:p>1220881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4656776" calcext:value-type="float">
            <text:p>465677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12396205" calcext:value-type="float">
            <text:p>1239620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5968527" calcext:value-type="float">
            <text:p>596852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377235" calcext:value-type="float">
            <text:p>137723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9640645" calcext:value-type="float">
            <text:p>964064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6880834" calcext:value-type="float">
            <text:p>688083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7763384" calcext:value-type="float">
            <text:p>776338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13941234" calcext:value-type="float">
            <text:p>1394123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16783730" calcext:value-type="float">
            <text:p>1678373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16479975" calcext:value-type="float">
            <text:p>1647997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4353690" calcext:value-type="float">
            <text:p>1435369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19670922" calcext:value-type="float">
            <text:p>1967092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16489092" calcext:value-type="float">
            <text:p>1648909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4417509" calcext:value-type="float">
            <text:p>1441750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20117655" calcext:value-type="float">
            <text:p>2011765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19616223" calcext:value-type="float">
            <text:p>1961622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16106199" calcext:value-type="float">
            <text:p>161061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11737258" calcext:value-type="float">
            <text:p>1173725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1355898" calcext:value-type="float">
            <text:p>13558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9491286" calcext:value-type="float">
            <text:p>949128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5835321" calcext:value-type="float">
            <text:p>583532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444793" calcext:value-type="float">
            <text:p>44479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3113551" calcext:value-type="float">
            <text:p>311355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1593630" calcext:value-type="float">
            <text:p>159363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11155410" calcext:value-type="float">
            <text:p>111554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7484189" calcext:value-type="float">
            <text:p>1748418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1181961" calcext:value-type="float">
            <text:p>118196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8273727" calcext:value-type="float">
            <text:p>827372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17513635" calcext:value-type="float">
            <text:p>1751363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1388083" calcext:value-type="float">
            <text:p>138808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9716581" calcext:value-type="float">
            <text:p>971658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7412386" calcext:value-type="float">
            <text:p>741238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1484248" calcext:value-type="float">
            <text:p>1148424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19786055" calcext:value-type="float">
            <text:p>1978605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17295023" calcext:value-type="float">
            <text:p>1729502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20059026" calcext:value-type="float">
            <text:p>2005902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19205820" calcext:value-type="float">
            <text:p>1920582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13233378" calcext:value-type="float">
            <text:p>1323337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11828738" calcext:value-type="float">
            <text:p>1182873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1996258" calcext:value-type="float">
            <text:p>199625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13973806" calcext:value-type="float">
            <text:p>1397380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17011734" calcext:value-type="float">
            <text:p>1701173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18076003" calcext:value-type="float">
            <text:p>1807600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5324659" calcext:value-type="float">
            <text:p>532465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17071386" calcext:value-type="float">
            <text:p>1707138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18493567" calcext:value-type="float">
            <text:p>1849356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8247607" calcext:value-type="float">
            <text:p>824760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17330795" calcext:value-type="float">
            <text:p>1733079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108203" calcext:value-type="float">
            <text:p>10820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757421" calcext:value-type="float">
            <text:p>75742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5301947" calcext:value-type="float">
            <text:p>530194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16912402" calcext:value-type="float">
            <text:p>1691240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17380679" calcext:value-type="float">
            <text:p>1738067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457391" calcext:value-type="float">
            <text:p>45739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3201737" calcext:value-type="float">
            <text:p>320173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2210932" calcext:value-type="float">
            <text:p>221093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15476524" calcext:value-type="float">
            <text:p>1547652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7329533" calcext:value-type="float">
            <text:p>732953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10904277" calcext:value-type="float">
            <text:p>1090427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15726258" calcext:value-type="float">
            <text:p>1572625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9077671" calcext:value-type="float">
            <text:p>907767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2940016" calcext:value-type="float">
            <text:p>294001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378885" calcext:value-type="float">
            <text:p>37888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2652195" calcext:value-type="float">
            <text:p>265219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18565365" calcext:value-type="float">
            <text:p>1856536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8750193" calcext:value-type="float">
            <text:p>875019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647670" calcext:value-type="float">
            <text:p>64767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4533690" calcext:value-type="float">
            <text:p>453369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11534603" calcext:value-type="float">
            <text:p>1153460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0138540" calcext:value-type="float">
            <text:p>2013854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19762418" calcext:value-type="float">
            <text:p>1976241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17129564" calcext:value-type="float">
            <text:p>1712956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18900813" calcext:value-type="float">
            <text:p>1890081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1098329" calcext:value-type="float">
            <text:p>1109832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17084622" calcext:value-type="float">
            <text:p>1708462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18586219" calcext:value-type="float">
            <text:p>1858621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8896171" calcext:value-type="float">
            <text:p>889617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669516" calcext:value-type="float">
            <text:p>166951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11686612" calcext:value-type="float">
            <text:p>1168661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1001376" calcext:value-type="float">
            <text:p>100137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7009632" calcext:value-type="float">
            <text:p>700963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8664970" calcext:value-type="float">
            <text:p>866497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51109" calcext:value-type="float">
            <text:p>5110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357763" calcext:value-type="float">
            <text:p>35776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2504341" calcext:value-type="float">
            <text:p>250434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17530387" calcext:value-type="float">
            <text:p>1753038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1505347" calcext:value-type="float">
            <text:p>150534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10537429" calcext:value-type="float">
            <text:p>1053742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13158322" calcext:value-type="float">
            <text:p>1315832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11303346" calcext:value-type="float">
            <text:p>1130334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18519741" calcext:value-type="float">
            <text:p>1851974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8430825" calcext:value-type="float">
            <text:p>843082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18613321" calcext:value-type="float">
            <text:p>1861332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9085885" calcext:value-type="float">
            <text:p>908588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2997514" calcext:value-type="float">
            <text:p>299751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781371" calcext:value-type="float">
            <text:p>78137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5469597" calcext:value-type="float">
            <text:p>546959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18085952" calcext:value-type="float">
            <text:p>1808595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5394302" calcext:value-type="float">
            <text:p>539430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17558887" calcext:value-type="float">
            <text:p>1755888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1704847" calcext:value-type="float">
            <text:p>170484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11933929" calcext:value-type="float">
            <text:p>1193392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2732595" calcext:value-type="float">
            <text:p>273259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19128165" calcext:value-type="float">
            <text:p>1912816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2689793" calcext:value-type="float">
            <text:p>12689793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8023643" calcext:value-type="float">
            <text:p>802364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5763047" calcext:value-type="float">
            <text:p>1576304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9335194" calcext:value-type="float">
            <text:p>933519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4742677" calcext:value-type="float">
            <text:p>474267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12997512" calcext:value-type="float">
            <text:p>1299751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10177676" calcext:value-type="float">
            <text:p>1017767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10640051" calcext:value-type="float">
            <text:p>1064005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13876676" calcext:value-type="float">
            <text:p>1387667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16331824" calcext:value-type="float">
            <text:p>1633182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13316633" calcext:value-type="float">
            <text:p>1331663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12411523" calcext:value-type="float">
            <text:p>1241152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6075753" calcext:value-type="float">
            <text:p>607575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2127817" calcext:value-type="float">
            <text:p>2127817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14894719" calcext:value-type="float">
            <text:p>1489471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3256898" calcext:value-type="float">
            <text:p>325689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2597059" calcext:value-type="float">
            <text:p>259705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18179413" calcext:value-type="float">
            <text:p>18179413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6048529" calcext:value-type="float">
            <text:p>604852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1937249" calcext:value-type="float">
            <text:p>193724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3560743" calcext:value-type="float">
            <text:p>13560743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14120293" calcext:value-type="float">
            <text:p>1412029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18037143" calcext:value-type="float">
            <text:p>1803714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5052639" calcext:value-type="float">
            <text:p>505263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float" office:value="15167246" calcext:value-type="float">
            <text:p>1516724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5164587" calcext:value-type="float">
            <text:p>516458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15950882" calcext:value-type="float">
            <text:p>1595088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650039" calcext:value-type="float">
            <text:p>1065003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3946592" calcext:value-type="float">
            <text:p>1394659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6821236" calcext:value-type="float">
            <text:p>1682123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16742517" calcext:value-type="float">
            <text:p>1674251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16191484" calcext:value-type="float">
            <text:p>1619148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2334253" calcext:value-type="float">
            <text:p>1233425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5534863" calcext:value-type="float">
            <text:p>553486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18542814" calcext:value-type="float">
            <text:p>1854281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8592336" calcext:value-type="float">
            <text:p>859233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9743898" calcext:value-type="float">
            <text:p>1974389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16999924" calcext:value-type="float">
            <text:p>1699992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17993333" calcext:value-type="float">
            <text:p>1799333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4745969" calcext:value-type="float">
            <text:p>474596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13020556" calcext:value-type="float">
            <text:p>1302055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10338984" calcext:value-type="float">
            <text:p>1033898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11769207" calcext:value-type="float">
            <text:p>1176920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1579541" calcext:value-type="float">
            <text:p>1579541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11056787" calcext:value-type="float">
            <text:p>1105678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16793828" calcext:value-type="float">
            <text:p>1679382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16550661" calcext:value-type="float">
            <text:p>1655066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14848492" calcext:value-type="float">
            <text:p>1484849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2933309" calcext:value-type="float">
            <text:p>293330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331936" calcext:value-type="float">
            <text:p>33193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2323552" calcext:value-type="float">
            <text:p>232355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16264864" calcext:value-type="float">
            <text:p>1626486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12847913" calcext:value-type="float">
            <text:p>1284791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9130483" calcext:value-type="float">
            <text:p>913048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3309700" calcext:value-type="float">
            <text:p>330970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2966673" calcext:value-type="float">
            <text:p>296667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565484" calcext:value-type="float">
            <text:p>56548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3958388" calcext:value-type="float">
            <text:p>3958388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7507489" calcext:value-type="float">
            <text:p>750748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12149969" calcext:value-type="float">
            <text:p>12149969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float" office:value="4244875" calcext:value-type="float">
            <text:p>424487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9512898" calcext:value-type="float">
            <text:p>951289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5986605" calcext:value-type="float">
            <text:p>598660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1503781" calcext:value-type="float">
            <text:p>15037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10526467" calcext:value-type="float">
            <text:p>1052646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13081588" calcext:value-type="float">
            <text:p>1308158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0766208" calcext:value-type="float">
            <text:p>1076620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14759775" calcext:value-type="float">
            <text:p>1475977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2312290" calcext:value-type="float">
            <text:p>231229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16186030" calcext:value-type="float">
            <text:p>1618603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12296075" calcext:value-type="float">
            <text:p>1229607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5267617" calcext:value-type="float">
            <text:p>526761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6672092" calcext:value-type="float">
            <text:p>1667209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15698509" calcext:value-type="float">
            <text:p>15698509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8883428" calcext:value-type="float">
            <text:p>888342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1580315" calcext:value-type="float">
            <text:p>158031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11062205" calcext:value-type="float">
            <text:p>1106220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16831754" calcext:value-type="float">
            <text:p>1683175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16816143" calcext:value-type="float">
            <text:p>1681614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16706866" calcext:value-type="float">
            <text:p>1670686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15941927" calcext:value-type="float">
            <text:p>1594192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10587354" calcext:value-type="float">
            <text:p>10587354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13507797" calcext:value-type="float">
            <text:p>135077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13749671" calcext:value-type="float">
            <text:p>1374967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15442789" calcext:value-type="float">
            <text:p>1544278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7093388" calcext:value-type="float">
            <text:p>709338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9251262" calcext:value-type="float">
            <text:p>925126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4155153" calcext:value-type="float">
            <text:p>415515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8884844" calcext:value-type="float">
            <text:p>888484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1590227" calcext:value-type="float">
            <text:p>1590227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11131589" calcext:value-type="float">
            <text:p>1113158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17317442" calcext:value-type="float">
            <text:p>17317442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14732" calcext:value-type="float">
            <text:p>1473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03124" calcext:value-type="float">
            <text:p>10312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721868" calcext:value-type="float">
            <text:p>72186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5053076" calcext:value-type="float">
            <text:p>505307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float" office:value="15170305" calcext:value-type="float">
            <text:p>1517030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5186000" calcext:value-type="float">
            <text:p>518600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16100773" calcext:value-type="float">
            <text:p>1610077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11699276" calcext:value-type="float">
            <text:p>1169927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1090024" calcext:value-type="float">
            <text:p>109002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7630168" calcext:value-type="float">
            <text:p>763016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13008722" calcext:value-type="float">
            <text:p>1300872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0256146" calcext:value-type="float">
            <text:p>1025614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11189341" calcext:value-type="float">
            <text:p>1118934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17721706" calcext:value-type="float">
            <text:p>1772170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2844580" calcext:value-type="float">
            <text:p>284458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9912060" calcext:value-type="float">
            <text:p>1991206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18177058" calcext:value-type="float">
            <text:p>1817705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6032044" calcext:value-type="float">
            <text:p>603204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1821854" calcext:value-type="float">
            <text:p>182185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12752978" calcext:value-type="float">
            <text:p>1275297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8465938" calcext:value-type="float">
            <text:p>846593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18859112" calcext:value-type="float">
            <text:p>1885911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10806422" calcext:value-type="float">
            <text:p>1080642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5041273" calcext:value-type="float">
            <text:p>1504127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4282776" calcext:value-type="float">
            <text:p>4282776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9778205" calcext:value-type="float">
            <text:p>977820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7843754" calcext:value-type="float">
            <text:p>784375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14503824" calcext:value-type="float">
            <text:p>145038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520633" calcext:value-type="float">
            <text:p>52063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3644431" calcext:value-type="float">
            <text:p>364443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5309790" calcext:value-type="float">
            <text:p>530979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6967303" calcext:value-type="float">
            <text:p>1696730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17764986" calcext:value-type="float">
            <text:p>1776498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3147540" calcext:value-type="float">
            <text:p>314754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1831553" calcext:value-type="float">
            <text:p>183155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12820871" calcext:value-type="float">
            <text:p>1282087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8941189" calcext:value-type="float">
            <text:p>894118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1984642" calcext:value-type="float">
            <text:p>198464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13892494" calcext:value-type="float">
            <text:p>1389249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16442550" calcext:value-type="float">
            <text:p>1644255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14091715" calcext:value-type="float">
            <text:p>1409171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17837097" calcext:value-type="float">
            <text:p>1783709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3652317" calcext:value-type="float">
            <text:p>365231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5364992" calcext:value-type="float">
            <text:p>536499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17353717" calcext:value-type="float">
            <text:p>1735371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268657" calcext:value-type="float">
            <text:p>26865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1880599" calcext:value-type="float">
            <text:p>1880599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13164193" calcext:value-type="float">
            <text:p>1316419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11344443" calcext:value-type="float">
            <text:p>1134444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18807420" calcext:value-type="float">
            <text:p>1880742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10444578" calcext:value-type="float">
            <text:p>1044457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2508365" calcext:value-type="float">
            <text:p>1250836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6753647" calcext:value-type="float">
            <text:p>675364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6873075" calcext:value-type="float">
            <text:p>687307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7709071" calcext:value-type="float">
            <text:p>770907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13561043" calcext:value-type="float">
            <text:p>1356104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4122393" calcext:value-type="float">
            <text:p>1412239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18051843" calcext:value-type="float">
            <text:p>1805184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5155539" calcext:value-type="float">
            <text:p>515553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15887546" calcext:value-type="float">
            <text:p>15887546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10206687" calcext:value-type="float">
            <text:p>10206687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10843128" calcext:value-type="float">
            <text:p>10843128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15298215" calcext:value-type="float">
            <text:p>15298215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6081370" calcext:value-type="float">
            <text:p>608137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2167136" calcext:value-type="float">
            <text:p>216713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5169952" calcext:value-type="float">
            <text:p>15169952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5183529" calcext:value-type="float">
            <text:p>5183529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16083476" calcext:value-type="float">
            <text:p>1608347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11578197" calcext:value-type="float">
            <text:p>11578197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242471" calcext:value-type="float">
            <text:p>24247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1697297" calcext:value-type="float">
            <text:p>169729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1881079" calcext:value-type="float">
            <text:p>1188107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2362645" calcext:value-type="float">
            <text:p>236264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16538515" calcext:value-type="float">
            <text:p>1653851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14763470" calcext:value-type="float">
            <text:p>1476347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2338155" calcext:value-type="float">
            <text:p>233815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16367085" calcext:value-type="float">
            <text:p>1636708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13563460" calcext:value-type="float">
            <text:p>1356346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14139312" calcext:value-type="float">
            <text:p>1413931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18170276" calcext:value-type="float">
            <text:p>1817027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5984570" calcext:value-type="float">
            <text:p>598457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1489536" calcext:value-type="float">
            <text:p>148953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10426752" calcext:value-type="float">
            <text:p>1042675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12383583" calcext:value-type="float">
            <text:p>1238358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5880173" calcext:value-type="float">
            <text:p>588017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758757" calcext:value-type="float">
            <text:p>75875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5311299" calcext:value-type="float">
            <text:p>5311299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16977866" calcext:value-type="float">
            <text:p>1697786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17838927" calcext:value-type="float">
            <text:p>1783892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3665127" calcext:value-type="float">
            <text:p>366512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5454662" calcext:value-type="float">
            <text:p>545466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17981407" calcext:value-type="float">
            <text:p>1798140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4662487" calcext:value-type="float">
            <text:p>466248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2436182" calcext:value-type="float">
            <text:p>1243618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6248366" calcext:value-type="float">
            <text:p>624836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3336108" calcext:value-type="float">
            <text:p>333610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3151529" calcext:value-type="float">
            <text:p>3151529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1859476" calcext:value-type="float">
            <text:p>185947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13016332" calcext:value-type="float">
            <text:p>13016332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10309416" calcext:value-type="float">
            <text:p>1030941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11562231" calcext:value-type="float">
            <text:p>1156223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130709" calcext:value-type="float">
            <text:p>13070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914963" calcext:value-type="float">
            <text:p>91496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6404741" calcext:value-type="float">
            <text:p>640474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4430733" calcext:value-type="float">
            <text:p>443073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0813904" calcext:value-type="float">
            <text:p>1081390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15093647" calcext:value-type="float">
            <text:p>1509364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4649394" calcext:value-type="float">
            <text:p>4649394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12344531" calcext:value-type="float">
            <text:p>1234453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5606809" calcext:value-type="float">
            <text:p>5606809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19046436" calcext:value-type="float">
            <text:p>1904643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12117690" calcext:value-type="float">
            <text:p>1211769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4018922" calcext:value-type="float">
            <text:p>401892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7931227" calcext:value-type="float">
            <text:p>7931227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5116135" calcext:value-type="float">
            <text:p>1511613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4806810" calcext:value-type="float">
            <text:p>480681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13446443" calcext:value-type="float">
            <text:p>1344644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13320193" calcext:value-type="float">
            <text:p>1332019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12436443" calcext:value-type="float">
            <text:p>12436443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6250193" calcext:value-type="float">
            <text:p>625019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3348897" calcext:value-type="float">
            <text:p>334889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3241052" calcext:value-type="float">
            <text:p>324105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2486137" calcext:value-type="float">
            <text:p>248613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17402959" calcext:value-type="float">
            <text:p>1740295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613351" calcext:value-type="float">
            <text:p>61335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4293457" calcext:value-type="float">
            <text:p>4293457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9852972" calcext:value-type="float">
            <text:p>9852972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8367123" calcext:value-type="float">
            <text:p>836712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18167407" calcext:value-type="float">
            <text:p>18167407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5964487" calcext:value-type="float">
            <text:p>596448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float" office:value="1348955" calcext:value-type="float">
            <text:p>1348955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9442685" calcext:value-type="float">
            <text:p>9442685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5495114" calcext:value-type="float">
            <text:p>549511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18264571" calcext:value-type="float">
            <text:p>1826457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6644635" calcext:value-type="float">
            <text:p>664463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6109991" calcext:value-type="float">
            <text:p>610999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2367483" calcext:value-type="float">
            <text:p>236748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16572381" calcext:value-type="float">
            <text:p>1657238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float" office:value="15000532" calcext:value-type="float">
            <text:p>1500053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3997589" calcext:value-type="float">
            <text:p>399758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7781896" calcext:value-type="float">
            <text:p>778189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float" office:value="14070818" calcext:value-type="float">
            <text:p>1407081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float" office:value="17690818" calcext:value-type="float">
            <text:p>17690818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2628364" calcext:value-type="float">
            <text:p>2628364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18398548" calcext:value-type="float">
            <text:p>18398548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7582474" calcext:value-type="float">
            <text:p>7582474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12674864" calcext:value-type="float">
            <text:p>1267486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7919140" calcext:value-type="float">
            <text:p>791914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5031526" calcext:value-type="float">
            <text:p>1503152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float" office:value="4214547" calcext:value-type="float">
            <text:p>421454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9300602" calcext:value-type="float">
            <text:p>930060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4500533" calcext:value-type="float">
            <text:p>450053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11302504" calcext:value-type="float">
            <text:p>11302504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18513847" calcext:value-type="float">
            <text:p>18513847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8389567" calcext:value-type="float">
            <text:p>838956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18324515" calcext:value-type="float">
            <text:p>18324515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float" office:value="7064243" calcext:value-type="float">
            <text:p>706424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9047247" calcext:value-type="float">
            <text:p>904724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2727048" calcext:value-type="float">
            <text:p>272704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19089336" calcext:value-type="float">
            <text:p>1908933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12417990" calcext:value-type="float">
            <text:p>1241799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6121022" calcext:value-type="float">
            <text:p>6121022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2444700" calcext:value-type="float">
            <text:p>244470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17112900" calcext:value-type="float">
            <text:p>1711290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8784165" calcext:value-type="float">
            <text:p>1878416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float" office:value="10281793" calcext:value-type="float">
            <text:p>1028179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1368870" calcext:value-type="float">
            <text:p>1136887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18978409" calcext:value-type="float">
            <text:p>18978409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11641501" calcext:value-type="float">
            <text:p>11641501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685599" calcext:value-type="float">
            <text:p>685599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4799193" calcext:value-type="float">
            <text:p>4799193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13393124" calcext:value-type="float">
            <text:p>1339312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12946960" calcext:value-type="float">
            <text:p>1294696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9823812" calcext:value-type="float">
            <text:p>982381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8163003" calcext:value-type="float">
            <text:p>816300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16738567" calcext:value-type="float">
            <text:p>16738567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16163834" calcext:value-type="float">
            <text:p>1616383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12140703" calcext:value-type="float">
            <text:p>12140703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4180013" calcext:value-type="float">
            <text:p>4180013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9058864" calcext:value-type="float">
            <text:p>9058864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2808367" calcext:value-type="float">
            <text:p>280836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19658569" calcext:value-type="float">
            <text:p>1965856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16402621" calcext:value-type="float">
            <text:p>1640262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3812212" calcext:value-type="float">
            <text:p>1381221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15880576" calcext:value-type="float">
            <text:p>1588057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10157897" calcext:value-type="float">
            <text:p>1015789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10501598" calcext:value-type="float">
            <text:p>1050159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2907505" calcext:value-type="float">
            <text:p>1290750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9547627" calcext:value-type="float">
            <text:p>954762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6229708" calcext:value-type="float">
            <text:p>6229708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3205502" calcext:value-type="float">
            <text:p>320550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2237287" calcext:value-type="float">
            <text:p>223728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15661009" calcext:value-type="float">
            <text:p>15661009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8620928" calcext:value-type="float">
            <text:p>8620928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19944042" calcext:value-type="float">
            <text:p>19944042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18400932" calcext:value-type="float">
            <text:p>1840093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7599162" calcext:value-type="float">
            <text:p>7599162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12791680" calcext:value-type="float">
            <text:p>1279168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8736852" calcext:value-type="float">
            <text:p>873685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554283" calcext:value-type="float">
            <text:p>55428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3879981" calcext:value-type="float">
            <text:p>387998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6958640" calcext:value-type="float">
            <text:p>695864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8308026" calcext:value-type="float">
            <text:p>830802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7753728" calcext:value-type="float">
            <text:p>1775372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3068734" calcext:value-type="float">
            <text:p>306873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279911" calcext:value-type="float">
            <text:p>127991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8959377" calcext:value-type="float">
            <text:p>8959377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2111958" calcext:value-type="float">
            <text:p>2111958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14783706" calcext:value-type="float">
            <text:p>1478370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2479807" calcext:value-type="float">
            <text:p>247980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17358649" calcext:value-type="float">
            <text:p>1735864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303181" calcext:value-type="float">
            <text:p>30318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2122267" calcext:value-type="float">
            <text:p>2122267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14855869" calcext:value-type="float">
            <text:p>14855869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2984948" calcext:value-type="float">
            <text:p>298494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693409" calcext:value-type="float">
            <text:p>693409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4853863" calcext:value-type="float">
            <text:p>485386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13775814" calcext:value-type="float">
            <text:p>1377581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15625790" calcext:value-type="float">
            <text:p>1562579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8374395" calcext:value-type="float">
            <text:p>837439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8218311" calcext:value-type="float">
            <text:p>1821831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6320815" calcext:value-type="float">
            <text:p>632081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3843251" calcext:value-type="float">
            <text:p>384325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6701530" calcext:value-type="float">
            <text:p>670153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6508256" calcext:value-type="float">
            <text:p>650825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5155338" calcext:value-type="float">
            <text:p>5155338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5886139" calcext:value-type="float">
            <text:p>1588613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10196838" calcext:value-type="float">
            <text:p>1019683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10774185" calcext:value-type="float">
            <text:p>1077418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14815614" calcext:value-type="float">
            <text:p>1481561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2703163" calcext:value-type="float">
            <text:p>2703163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18922141" calcext:value-type="float">
            <text:p>1892214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11247625" calcext:value-type="float">
            <text:p>1124762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8129694" calcext:value-type="float">
            <text:p>18129694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5700496" calcext:value-type="float">
            <text:p>570049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19702245" calcext:value-type="float">
            <text:p>1970224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16708353" calcext:value-type="float">
            <text:p>1670835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15952336" calcext:value-type="float">
            <text:p>1595233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10660217" calcext:value-type="float">
            <text:p>10660217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14017838" calcext:value-type="float">
            <text:p>14017838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17319958" calcext:value-type="float">
            <text:p>1731995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32344" calcext:value-type="float">
            <text:p>32344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226408" calcext:value-type="float">
            <text:p>226408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1584856" calcext:value-type="float">
            <text:p>158485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1093992" calcext:value-type="float">
            <text:p>11093992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17054263" calcext:value-type="float">
            <text:p>1705426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18373706" calcext:value-type="float">
            <text:p>1837370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7408580" calcext:value-type="float">
            <text:p>740858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11457606" calcext:value-type="float">
            <text:p>1145760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19599561" calcext:value-type="float">
            <text:p>1959956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15989565" calcext:value-type="float">
            <text:p>1598956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10920820" calcext:value-type="float">
            <text:p>1092082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15842059" calcext:value-type="float">
            <text:p>1584205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9888278" calcext:value-type="float">
            <text:p>988827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8614265" calcext:value-type="float">
            <text:p>861426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19897401" calcext:value-type="float">
            <text:p>1989740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18074445" calcext:value-type="float">
            <text:p>18074445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5313753" calcext:value-type="float">
            <text:p>53137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16995044" calcext:value-type="float">
            <text:p>1699504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7959173" calcext:value-type="float">
            <text:p>1795917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4506849" calcext:value-type="float">
            <text:p>4506849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11346716" calcext:value-type="float">
            <text:p>11346716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18823331" calcext:value-type="float">
            <text:p>1882333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0555955" calcext:value-type="float">
            <text:p>105559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13288004" calcext:value-type="float">
            <text:p>1328800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12211120" calcext:value-type="float">
            <text:p>1221112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4672932" calcext:value-type="float">
            <text:p>467293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12509297" calcext:value-type="float">
            <text:p>1250929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6760171" calcext:value-type="float">
            <text:p>6760171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6918743" calcext:value-type="float">
            <text:p>691874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8028747" calcext:value-type="float">
            <text:p>8028747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15798775" calcext:value-type="float">
            <text:p>1579877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9585290" calcext:value-type="float">
            <text:p>958529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6493349" calcext:value-type="float">
            <text:p>649334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5050989" calcext:value-type="float">
            <text:p>505098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15155696" calcext:value-type="float">
            <text:p>1515569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5083737" calcext:value-type="float">
            <text:p>508373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5384932" calcext:value-type="float">
            <text:p>1538493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6688389" calcext:value-type="float">
            <text:p>668838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6416269" calcext:value-type="float">
            <text:p>6416269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4511429" calcext:value-type="float">
            <text:p>451142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1378776" calcext:value-type="float">
            <text:p>1137877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19047751" calcext:value-type="float">
            <text:p>19047751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12126895" calcext:value-type="float">
            <text:p>1212689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4083357" calcext:value-type="float">
            <text:p>4083357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8382272" calcext:value-type="float">
            <text:p>838227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8273450" calcext:value-type="float">
            <text:p>1827345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6706788" calcext:value-type="float">
            <text:p>6706788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6545062" calcext:value-type="float">
            <text:p>654506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5412980" calcext:value-type="float">
            <text:p>541298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17689633" calcext:value-type="float">
            <text:p>1768963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2620069" calcext:value-type="float">
            <text:p>26200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18340483" calcext:value-type="float">
            <text:p>1834048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7176019" calcext:value-type="float">
            <text:p>717601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9829679" calcext:value-type="float">
            <text:p>982967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8204072" calcext:value-type="float">
            <text:p>820407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17026050" calcext:value-type="float">
            <text:p>1702605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18176215" calcext:value-type="float">
            <text:p>1817621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6026143" calcext:value-type="float">
            <text:p>6026143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1780547" calcext:value-type="float">
            <text:p>178054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12463829" calcext:value-type="float">
            <text:p>1246382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6441895" calcext:value-type="float">
            <text:p>644189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4690811" calcext:value-type="float">
            <text:p>469081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2634450" calcext:value-type="float">
            <text:p>1263445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7636242" calcext:value-type="float">
            <text:p>763624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13051240" calcext:value-type="float">
            <text:p>1305124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10553772" calcext:value-type="float">
            <text:p>1055377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13272723" calcext:value-type="float">
            <text:p>13272723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12104153" calcext:value-type="float">
            <text:p>1210415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3924163" calcext:value-type="float">
            <text:p>3924163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7267914" calcext:value-type="float">
            <text:p>726791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0472944" calcext:value-type="float">
            <text:p>1047294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12706927" calcext:value-type="float">
            <text:p>12706927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8143581" calcext:value-type="float">
            <text:p>814358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16602613" calcext:value-type="float">
            <text:p>1660261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15212156" calcext:value-type="float">
            <text:p>15212156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5478957" calcext:value-type="float">
            <text:p>547895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float" office:value="18151472" calcext:value-type="float">
            <text:p>1815147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5852942" calcext:value-type="float">
            <text:p>5852942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568140" calcext:value-type="float">
            <text:p>56814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3976980" calcext:value-type="float">
            <text:p>397698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7637633" calcext:value-type="float">
            <text:p>763763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float" office:value="13060977" calcext:value-type="float">
            <text:p>130609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10621931" calcext:value-type="float">
            <text:p>1062193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13749836" calcext:value-type="float">
            <text:p>1374983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15443944" calcext:value-type="float">
            <text:p>1544394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7101473" calcext:value-type="float">
            <text:p>7101473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9307857" calcext:value-type="float">
            <text:p>930785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4551318" calcext:value-type="float">
            <text:p>4551318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11657999" calcext:value-type="float">
            <text:p>1165799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801085" calcext:value-type="float">
            <text:p>80108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5607595" calcext:value-type="float">
            <text:p>560759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19051938" calcext:value-type="float">
            <text:p>1905193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12156204" calcext:value-type="float">
            <text:p>12156204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4288520" calcext:value-type="float">
            <text:p>428852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9818413" calcext:value-type="float">
            <text:p>981841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8125210" calcext:value-type="float">
            <text:p>812521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16474016" calcext:value-type="float">
            <text:p>1647401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14311977" calcext:value-type="float">
            <text:p>1431197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19378931" calcext:value-type="float">
            <text:p>1937893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14445155" calcext:value-type="float">
            <text:p>1444515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109950" calcext:value-type="float">
            <text:p>10995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769650" calcext:value-type="float">
            <text:p>76965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5387550" calcext:value-type="float">
            <text:p>538755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17511623" calcext:value-type="float">
            <text:p>1751162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1373999" calcext:value-type="float">
            <text:p>137399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9617993" calcext:value-type="float">
            <text:p>961799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6722270" calcext:value-type="float">
            <text:p>672227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6653436" calcext:value-type="float">
            <text:p>665343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6171598" calcext:value-type="float">
            <text:p>617159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2798732" calcext:value-type="float">
            <text:p>279873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19591124" calcext:value-type="float">
            <text:p>19591124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15930506" calcext:value-type="float">
            <text:p>1593050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10507407" calcext:value-type="float">
            <text:p>1050740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12948168" calcext:value-type="float">
            <text:p>1294816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9832268" calcext:value-type="float">
            <text:p>983226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8222195" calcext:value-type="float">
            <text:p>822219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17152911" calcext:value-type="float">
            <text:p>1715291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19064242" calcext:value-type="float">
            <text:p>19064242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12242332" calcext:value-type="float">
            <text:p>1224233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4891416" calcext:value-type="float">
            <text:p>489141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14038685" calcext:value-type="float">
            <text:p>1403868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17465887" calcext:value-type="float">
            <text:p>17465887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1053847" calcext:value-type="float">
            <text:p>105384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7376929" calcext:value-type="float">
            <text:p>737692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11236049" calcext:value-type="float">
            <text:p>11236049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18048662" calcext:value-type="float">
            <text:p>1804866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5133272" calcext:value-type="float">
            <text:p>513327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15731677" calcext:value-type="float">
            <text:p>15731677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9115604" calcext:value-type="float">
            <text:p>911560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3205547" calcext:value-type="float">
            <text:p>320554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2237602" calcext:value-type="float">
            <text:p>223760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15663214" calcext:value-type="float">
            <text:p>1566321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8636363" calcext:value-type="float">
            <text:p>8636363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20052087" calcext:value-type="float">
            <text:p>2005208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19157247" calcext:value-type="float">
            <text:p>19157247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12893367" calcext:value-type="float">
            <text:p>12893367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9448661" calcext:value-type="float">
            <text:p>944866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5536946" calcext:value-type="float">
            <text:p>553694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18557395" calcext:value-type="float">
            <text:p>1855739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8694403" calcext:value-type="float">
            <text:p>869440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257140" calcext:value-type="float">
            <text:p>25714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1799980" calcext:value-type="float">
            <text:p>179998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12599860" calcext:value-type="float">
            <text:p>1259986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7394112" calcext:value-type="float">
            <text:p>739411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11356330" calcext:value-type="float">
            <text:p>1135633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18890629" calcext:value-type="float">
            <text:p>1889062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11027041" calcext:value-type="float">
            <text:p>1102704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16585606" calcext:value-type="float">
            <text:p>16585606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15093107" calcext:value-type="float">
            <text:p>1509310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4645614" calcext:value-type="float">
            <text:p>4645614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12318071" calcext:value-type="float">
            <text:p>1231807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5421589" calcext:value-type="float">
            <text:p>542158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17749896" calcext:value-type="float">
            <text:p>1774989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3041910" calcext:value-type="float">
            <text:p>304191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1092143" calcext:value-type="float">
            <text:p>109214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7645001" calcext:value-type="float">
            <text:p>76450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13112553" calcext:value-type="float">
            <text:p>13112553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10982963" calcext:value-type="float">
            <text:p>10982963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16277060" calcext:value-type="float">
            <text:p>1627706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12933285" calcext:value-type="float">
            <text:p>1293328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9728087" calcext:value-type="float">
            <text:p>972808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7492928" calcext:value-type="float">
            <text:p>7492928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12048042" calcext:value-type="float">
            <text:p>12048042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3531386" calcext:value-type="float">
            <text:p>353138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4518475" calcext:value-type="float">
            <text:p>451847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11428098" calcext:value-type="float">
            <text:p>1142809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19393005" calcext:value-type="float">
            <text:p>19393005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14543673" calcext:value-type="float">
            <text:p>14543673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799576" calcext:value-type="float">
            <text:p>79957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5597032" calcext:value-type="float">
            <text:p>559703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18977997" calcext:value-type="float">
            <text:p>1897799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11638617" calcext:value-type="float">
            <text:p>11638617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665411" calcext:value-type="float">
            <text:p>66541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4657877" calcext:value-type="float">
            <text:p>4657877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12403912" calcext:value-type="float">
            <text:p>1240391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6022476" calcext:value-type="float">
            <text:p>602247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1754878" calcext:value-type="float">
            <text:p>175487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12284146" calcext:value-type="float">
            <text:p>1228414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5184114" calcext:value-type="float">
            <text:p>518411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16087571" calcext:value-type="float">
            <text:p>1608757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11606862" calcext:value-type="float">
            <text:p>11606862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443126" calcext:value-type="float">
            <text:p>4431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101882" calcext:value-type="float">
            <text:p>3101882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1511947" calcext:value-type="float">
            <text:p>1511947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10583629" calcext:value-type="float">
            <text:p>10583629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13481722" calcext:value-type="float">
            <text:p>13481722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13567146" calcext:value-type="float">
            <text:p>1356714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14165114" calcext:value-type="float">
            <text:p>14165114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18350890" calcext:value-type="float">
            <text:p>1835089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7248868" calcext:value-type="float">
            <text:p>7248868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10339622" calcext:value-type="float">
            <text:p>1033962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11773673" calcext:value-type="float">
            <text:p>11773673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1610803" calcext:value-type="float">
            <text:p>1610803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11275621" calcext:value-type="float">
            <text:p>1127562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18325666" calcext:value-type="float">
            <text:p>1832566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7072300" calcext:value-type="float">
            <text:p>707230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9103646" calcext:value-type="float">
            <text:p>910364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3121841" calcext:value-type="float">
            <text:p>312184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1651660" calcext:value-type="float">
            <text:p>165166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float" office:value="11561620" calcext:value-type="float">
            <text:p>1156162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126432" calcext:value-type="float">
            <text:p>126432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885024" calcext:value-type="float">
            <text:p>88502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6195168" calcext:value-type="float">
            <text:p>6195168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2963722" calcext:value-type="float">
            <text:p>296372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544827" calcext:value-type="float">
            <text:p>544827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3813789" calcext:value-type="float">
            <text:p>381378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6495296" calcext:value-type="float">
            <text:p>6495296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5064618" calcext:value-type="float">
            <text:p>5064618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15251099" calcext:value-type="float">
            <text:p>15251099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5751558" calcext:value-type="float">
            <text:p>5751558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20059679" calcext:value-type="float">
            <text:p>2005967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19210391" calcext:value-type="float">
            <text:p>1921039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13265375" calcext:value-type="float">
            <text:p>13265375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12052717" calcext:value-type="float">
            <text:p>12052717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3564111" calcext:value-type="float">
            <text:p>356411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4747550" calcext:value-type="float">
            <text:p>474755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13031623" calcext:value-type="float">
            <text:p>13031623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10416453" calcext:value-type="float">
            <text:p>10416453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12311490" calcext:value-type="float">
            <text:p>1231149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5375522" calcext:value-type="float">
            <text:p>537552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17427427" calcext:value-type="float">
            <text:p>17427427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784627" calcext:value-type="float">
            <text:p>784627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5492389" calcext:value-type="float">
            <text:p>5492389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18245496" calcext:value-type="float">
            <text:p>1824549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6511110" calcext:value-type="float">
            <text:p>651111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5175316" calcext:value-type="float">
            <text:p>5175316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16025985" calcext:value-type="float">
            <text:p>16025985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11175760" calcext:value-type="float">
            <text:p>1117576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17626639" calcext:value-type="float">
            <text:p>17626639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2179111" calcext:value-type="float">
            <text:p>217911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15253777" calcext:value-type="float">
            <text:p>15253777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5770304" calcext:value-type="float">
            <text:p>5770304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20190901" calcext:value-type="float">
            <text:p>2019090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20128945" calcext:value-type="float">
            <text:p>20128945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19695253" calcext:value-type="float">
            <text:p>1969525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16659409" calcext:value-type="float">
            <text:p>16659409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15609728" calcext:value-type="float">
            <text:p>15609728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8261961" calcext:value-type="float">
            <text:p>826196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17431273" calcext:value-type="float">
            <text:p>17431273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811549" calcext:value-type="float">
            <text:p>811549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5680843" calcext:value-type="float">
            <text:p>5680843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19564674" calcext:value-type="float">
            <text:p>19564674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15745356" calcext:value-type="float">
            <text:p>15745356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9211357" calcext:value-type="float">
            <text:p>9211357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3875818" calcext:value-type="float">
            <text:p>3875818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6929499" calcext:value-type="float">
            <text:p>6929499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8104039" calcext:value-type="float">
            <text:p>8104039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16325819" calcext:value-type="float">
            <text:p>16325819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13274598" calcext:value-type="float">
            <text:p>13274598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12117278" calcext:value-type="float">
            <text:p>12117278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4016038" calcext:value-type="float">
            <text:p>4016038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7911039" calcext:value-type="float">
            <text:p>7911039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14974819" calcext:value-type="float">
            <text:p>14974819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3817598" calcext:value-type="float">
            <text:p>3817598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6521959" calcext:value-type="float">
            <text:p>6521959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5251259" calcext:value-type="float">
            <text:p>525125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16557586" calcext:value-type="float">
            <text:p>16557586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14896967" calcext:value-type="float">
            <text:p>14896967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3272634" calcext:value-type="float">
            <text:p>3272634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2707211" calcext:value-type="float">
            <text:p>270721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18950477" calcext:value-type="float">
            <text:p>1895047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11445977" calcext:value-type="float">
            <text:p>1144597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19518158" calcext:value-type="float">
            <text:p>1951815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15419744" calcext:value-type="float">
            <text:p>1541974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6932073" calcext:value-type="float">
            <text:p>6932073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8122057" calcext:value-type="float">
            <text:p>812205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16451945" calcext:value-type="float">
            <text:p>16451945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14157480" calcext:value-type="float">
            <text:p>1415748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18297452" calcext:value-type="float">
            <text:p>1829745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6874802" calcext:value-type="float">
            <text:p>6874802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7721160" calcext:value-type="float">
            <text:p>7721160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13645666" calcext:value-type="float">
            <text:p>1364566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14714754" calcext:value-type="float">
            <text:p>14714754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1997143" calcext:value-type="float">
            <text:p>1997143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13980001" calcext:value-type="float">
            <text:p>1398000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17055099" calcext:value-type="float">
            <text:p>17055099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18379558" calcext:value-type="float">
            <text:p>18379558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7449544" calcext:value-type="float">
            <text:p>7449544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11744354" calcext:value-type="float">
            <text:p>1174435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1405570" calcext:value-type="float">
            <text:p>1405570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9838990" calcext:value-type="float">
            <text:p>983899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8269249" calcext:value-type="float">
            <text:p>8269249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17482289" calcext:value-type="float">
            <text:p>1748228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1168661" calcext:value-type="float">
            <text:p>116866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8180627" calcext:value-type="float">
            <text:p>8180627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16861935" calcext:value-type="float">
            <text:p>16861935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17027410" calcext:value-type="float">
            <text:p>17027410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18185735" calcext:value-type="float">
            <text:p>18185735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6092783" calcext:value-type="float">
            <text:p>6092783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2247027" calcext:value-type="float">
            <text:p>2247027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15729189" calcext:value-type="float">
            <text:p>1572918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9098188" calcext:value-type="float">
            <text:p>9098188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3083635" calcext:value-type="float">
            <text:p>3083635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1384218" calcext:value-type="float">
            <text:p>138421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9689526" calcext:value-type="float">
            <text:p>968952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7223001" calcext:value-type="float">
            <text:p>7223001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10158553" calcext:value-type="float">
            <text:p>1015855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10506190" calcext:value-type="float">
            <text:p>1050619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12939649" calcext:value-type="float">
            <text:p>12939649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9772635" calcext:value-type="float">
            <text:p>9772635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7804764" calcext:value-type="float">
            <text:p>7804764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14230894" calcext:value-type="float">
            <text:p>14230894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18811350" calcext:value-type="float">
            <text:p>1881135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10472088" calcext:value-type="float">
            <text:p>10472088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12700935" calcext:value-type="float">
            <text:p>12700935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8101637" calcext:value-type="float">
            <text:p>8101637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16309005" calcext:value-type="float">
            <text:p>16309005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13156900" calcext:value-type="float">
            <text:p>1315690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11293392" calcext:value-type="float">
            <text:p>11293392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18450063" calcext:value-type="float">
            <text:p>18450063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7943079" calcext:value-type="float">
            <text:p>7943079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15199099" calcext:value-type="float">
            <text:p>15199099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5387558" calcext:value-type="float">
            <text:p>5387558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17511679" calcext:value-type="float">
            <text:p>17511679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1374391" calcext:value-type="float">
            <text:p>137439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9620737" calcext:value-type="float">
            <text:p>9620737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6741478" calcext:value-type="float">
            <text:p>674147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6787892" calcext:value-type="float">
            <text:p>678789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7112790" calcext:value-type="float">
            <text:p>711279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9387076" calcext:value-type="float">
            <text:p>9387076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5105851" calcext:value-type="float">
            <text:p>510585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15539730" calcext:value-type="float">
            <text:p>1553973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7771975" calcext:value-type="float">
            <text:p>7771975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14001371" calcext:value-type="float">
            <text:p>1400137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17204689" calcext:value-type="float">
            <text:p>1720468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19426688" calcext:value-type="float">
            <text:p>19426688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14779454" calcext:value-type="float">
            <text:p>1477945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2450043" calcext:value-type="float">
            <text:p>2450043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17150301" calcext:value-type="float">
            <text:p>1715030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19045972" calcext:value-type="float">
            <text:p>19045972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12114442" calcext:value-type="float">
            <text:p>12114442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3996186" calcext:value-type="float">
            <text:p>3996186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7772075" calcext:value-type="float">
            <text:p>7772075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float" office:value="14002071" calcext:value-type="float">
            <text:p>14002071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17209589" calcext:value-type="float">
            <text:p>17209589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float" office:value="19460988" calcext:value-type="float">
            <text:p>19460988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float" office:value="15019554" calcext:value-type="float">
            <text:p>1501955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4130743" calcext:value-type="float">
            <text:p>4130743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8713974" calcext:value-type="float">
            <text:p>871397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394137" calcext:value-type="float">
            <text:p>394137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2758959" calcext:value-type="float">
            <text:p>275895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19312713" calcext:value-type="float">
            <text:p>19312713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13981629" calcext:value-type="float">
            <text:p>13981629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17066495" calcext:value-type="float">
            <text:p>1706649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18459330" calcext:value-type="float">
            <text:p>1845933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8007948" calcext:value-type="float">
            <text:p>800794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15653182" calcext:value-type="float">
            <text:p>15653182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8566139" calcext:value-type="float">
            <text:p>8566139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19560519" calcext:value-type="float">
            <text:p>19560519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15716271" calcext:value-type="float">
            <text:p>1571627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9007762" calcext:value-type="float">
            <text:p>900776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2450653" calcext:value-type="float">
            <text:p>2450653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17154571" calcext:value-type="float">
            <text:p>1715457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19075862" calcext:value-type="float">
            <text:p>19075862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12323672" calcext:value-type="float">
            <text:p>12323672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5460796" calcext:value-type="float">
            <text:p>5460796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18024345" calcext:value-type="float">
            <text:p>1802434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4963053" calcext:value-type="float">
            <text:p>496305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14540144" calcext:value-type="float">
            <text:p>14540144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774873" calcext:value-type="float">
            <text:p>774873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5424111" calcext:value-type="float">
            <text:p>542411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17767550" calcext:value-type="float">
            <text:p>1776755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3165488" calcext:value-type="float">
            <text:p>3165488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1957189" calcext:value-type="float">
            <text:p>195718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13700323" calcext:value-type="float">
            <text:p>1370032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15097353" calcext:value-type="float">
            <text:p>1509735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4675336" calcext:value-type="float">
            <text:p>4675336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12526125" calcext:value-type="float">
            <text:p>12526125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6877967" calcext:value-type="float">
            <text:p>6877967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7743315" calcext:value-type="float">
            <text:p>774331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13800751" calcext:value-type="float">
            <text:p>1380075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15800349" calcext:value-type="float">
            <text:p>15800349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9596308" calcext:value-type="float">
            <text:p>9596308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6570475" calcext:value-type="float">
            <text:p>6570475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5590871" calcext:value-type="float">
            <text:p>559087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18934870" calcext:value-type="float">
            <text:p>1893487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11336728" calcext:value-type="float">
            <text:p>11336728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18753415" calcext:value-type="float">
            <text:p>18753415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10066543" calcext:value-type="float">
            <text:p>10066543</text:p>
          </table:table-cell>
          <table:table-cell/>
        </table:table-row>
        <table:table-row table:style-name="ro1" table:number-rows-repeated="10473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13:30:35.586000000</meta:creation-date>
    <dc:date>2020-12-26T05:31:22.910000000</dc:date>
    <meta:editing-duration>PT17M41S</meta:editing-duration>
    <meta:editing-cycles>2</meta:editing-cycles>
    <meta:generator>LibreOffice/7.0.3.1$Windows_X86_64 LibreOffice_project/d7547858d014d4cf69878db179d326fc3483e082</meta:generator>
    <meta:document-statistic meta:table-count="2" meta:cell-count="3672" meta:object-count="0"/>
  </office:meta>
</office:document-meta>
</file>